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kr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Sortowanie przez wybó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r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Sortowanie przez wstawiani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r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8">00.00.0000</text:date>, <text:time style:data-style-name="N2" text:time-value="11:59:15.34679201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07:24:19.071898478</meta:creation-date>
    <dc:date>2019-01-08T12:35:14.552951153</dc:date>
    <meta:editing-duration>PT33M20S</meta:editing-duration>
    <meta:editing-cycles>2</meta:editing-cycles>
    <meta:generator>LibreOffice/6.0.7.3$Linux_X86_64 LibreOffice_project/00m0$Build-3</meta:generator>
    <meta:document-statistic meta:table-count="1" meta:cell-count="163" meta:object-count="0"/>
  </office:meta>
</office:document-meta>
</file>